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4a76" officeooo:paragraph-rsid="000bbd25"/>
    </style:style>
    <style:style style:name="P2" style:family="paragraph" style:parent-style-name="Standard">
      <style:text-properties fo:language="en" fo:country="US" officeooo:rsid="000bbd25" officeooo:paragraph-rsid="000bbd25"/>
    </style:style>
    <style:style style:name="P3" style:family="paragraph" style:parent-style-name="Standard">
      <style:text-properties fo:language="en" fo:country="US" officeooo:rsid="000cf837" officeooo:paragraph-rsid="000cf837"/>
    </style:style>
    <style:style style:name="T1" style:family="text">
      <style:text-properties officeooo:rsid="000bb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 Marta Moita,</text:span></text:p>
      <text:p text:style-name="P2"><text:tab/><text:tab/><text:tab/>let me introduce myself, I'm Guillermo and am working on behavioral neuroscience at Biomedical Engineering Institute of Universidad de Buenos Aires from Argentina and I'm studying cooperative behaviors. I want to understand how to emerge a reciprocal altruism behavior in rats and I pretend to use the Prisoner's Dilemma with Tit for Tat to test it. <text:s/></text:p>
      <text:p text:style-name="P2">I've read your paper about cooperation in rats "Cognitive and Motivational Requirements for the Emergence of Cooperation in a Rat Social Game" and I would like to know if you can give me more details about the preliminary procedures to test the rats in Prisoner's Dilema. I'm interested about the pre-training that you gave to the rats before start the prisoner Dilemma treatment. </text:p>
      <text:p text:style-name="P2">What must to learn the rats to be able to play the game? </text:p>
      <text:p text:style-name="P2"/>
      <text:p text:style-name="P3">I hope your answer,</text:p>
      <text:p text:style-name="P3">The best regards,</text:p>
      <text:p text:style-name="P3">Ing. Delmas Guiller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5-10-30T21:23:14.493218359</meta:creation-date>
    <dc:date>2015-11-02T12:27:05.911717850</dc:date>
    <dc:creator>iibm </dc:creator>
    <meta:editing-duration>PT31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45" meta:character-count="866" meta:non-whitespace-character-count="721"/>
  </office:meta>
</office:document-meta>
</file>